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B000000430CF9711758E1A99C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Open Sans Semibold"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-color="#ffffff"/>
    </style:style>
    <style:style style:name="T1" style:family="text">
      <style:text-properties style:font-name="Open Sans Semibold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492cm" svg:height="20.999cm" svg:x="4.835cm" svg:y="0.023cm">
          <draw:image xlink:href="Pictures/10000201000003B000000430CF9711758E1A99C2.png" xlink:type="simple" xlink:show="embed" xlink:actuate="onLoad">
            <text:p/>
          </draw:image>
        </draw:frame>
        <draw:line draw:style-name="gr2" draw:text-style-name="P2" draw:layer="layout" svg:x1="17.822cm" svg:y1="3.954cm" svg:x2="17.791cm" svg:y2="2.524cm">
          <text:p/>
        </draw:line>
        <draw:line draw:style-name="gr2" draw:text-style-name="P2" draw:layer="layout" svg:x1="17.791cm" svg:y1="9.762cm" svg:x2="17.791cm" svg:y2="8.637cm">
          <text:p/>
        </draw:line>
        <draw:line draw:style-name="gr2" draw:text-style-name="P2" draw:layer="layout" svg:x1="12.043cm" svg:y1="17cm" svg:x2="14.872cm" svg:y2="17.031cm">
          <text:p/>
        </draw:line>
        <draw:frame draw:style-name="gr3" draw:text-style-name="P3" draw:layer="layout" svg:width="3.643cm" svg:height="0.78cm" svg:x="18.043cm" svg:y="2.85cm">
          <draw:text-box>
            <text:p><text:span text:style-name="T1">&lt;</text:span><text:span text:style-name="T1">&lt;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&gt;</text:span><text:span text:style-name="T1">&gt;</text:span></text:p>
          </draw:text-box>
        </draw:frame>
        <draw:frame draw:style-name="gr3" draw:text-style-name="P3" draw:layer="layout" svg:width="2.894cm" svg:height="0.78cm" svg:x="18.044cm" svg:y="8.95cm">
          <draw:text-box>
            <text:p><text:span text:style-name="T1">&lt;&lt;extends&gt;&gt;</text:span></text:p>
          </draw:text-box>
        </draw:frame>
        <draw:frame draw:style-name="gr3" draw:text-style-name="P3" draw:layer="layout" svg:width="2.78cm" svg:height="0.78cm" svg:x="11.944cm" svg:y="15.95cm">
          <draw:text-box>
            <text:p><text:span text:style-name="T1">&lt;&lt;creates&gt;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7T19:12:37.417635670</meta:creation-date>
    <dc:date>2017-06-07T19:15:54.757099575</dc:date>
    <meta:editing-duration>PT3M18S</meta:editing-duration>
    <meta:editing-cycles>1</meta:editing-cycles>
    <meta:document-statistic meta:object-count="30"/>
    <meta:generator>LibreOffice/5.0.6.2$Linux_X86_64 LibreOffice_project/00$Build-2</meta:generator>
  </office:meta>
</office:document-meta>
</file>